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69131374" text:style-name="L1">
        <text:list-item>
          <text:p text:style-name="P1">A statically typed programming language is a language where the data type of a variable must be specified at the time of declaration. A dynamically typed programming language is a language where the data type of a variable can be determined at runtime. Java is a statically typed programming language.</text:p>
        </text:list-item>
        <text:list-item>
          <text:p text:style-name="P1">A variable in Java is a name given to a memory location that stores a value. It can be used to hold different types of data.</text:p>
        </text:list-item>
        <text:list-item>
          <text:p text:style-name="P1">A value can be assigned to a variable using the assignment operator (=). For example, int x = 10; assigns the value 10 to the variable x of type int.</text:p>
        </text:list-item>
        <text:list-item>
          <text:p text:style-name="P1">The primitive data types in Java are: byte, short, int, long, float, double, boolean, and char.</text:p>
        </text:list-item>
        <text:list-item>
          <text:p text:style-name="P1">Identifiers in Java are names given to variables, methods, classes, and other elements in a program. They follow certain rules like they should start with a letter, a currency character($), or an underscore(_), and should not be a keyword.</text:p>
        </text:list-item>
        <text:list-item>
          <text:p text:style-name="P1">The operators in Java include: arithmetic operators (+, -, *, /, %), relational operators (&gt;, &lt;, &gt;=, &lt;=, ==, !=), logical operators (&amp;&amp;, ||, !), assignment operators (=, +=, -=, *=, /=, %=), and ternary operator (? :).</text:p>
        </text:list-item>
        <text:list-item>
          <text:p text:style-name="P2">The increment operator (++) increases the value of a variable by 1, while the decrement operator (--) decreases the value of a variable by 1. For example, x++ and ++x both will increase the value of x by 1 and x-- and --x both will decrease the value of x by 1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11:28:38.333000000</dc:date>
    <meta:editing-duration>PT13S</meta:editing-duration>
    <meta:editing-cycles>1</meta:editing-cycles>
    <meta:document-statistic meta:table-count="0" meta:image-count="0" meta:object-count="0" meta:page-count="1" meta:paragraph-count="7" meta:word-count="260" meta:character-count="1401" meta:non-whitespace-character-count="1157"/>
    <meta:generator>LibreOffice/7.4.3.2$Windows_X86_64 LibreOffice_project/1048a8393ae2eeec98dff31b5c133c5f1d08b890</meta:generator>
  </office:meta>
</office:document-meta>
</file>